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8:list.C99" table:on-update-keep-styles="true" table:on-update-keep-size="false"/>
        <table:database-range table:name="__Anonymous_Sheet_DB__0" table:target-range-address="list.B2:list.H1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8:52:03.8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30T19:31:05.228000000</dc:date>
    <meta:editing-duration>PT13H9M5S</meta:editing-duration>
    <meta:editing-cycles>314</meta:editing-cycles>
    <meta:document-statistic meta:table-count="1" meta:cell-count="90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		
		
		'
		' 초성 출력
		'
		s = sheet.getCellByPosition( key_index, i ).String
		b = Mid( s, 1, 1 )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" &amp; b )
			End If
		
		End If
		
		last_initial_consonant = current_initial_consonant
		last_code = current_code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